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041f" officeooo:paragraph-rsid="0009041f"/>
    </style:style>
    <style:style style:name="P2" style:family="paragraph" style:parent-style-name="Standard">
      <style:paragraph-properties fo:text-align="center" style:justify-single-word="false"/>
      <style:text-properties officeooo:rsid="0009041f" officeooo:paragraph-rsid="0009041f"/>
    </style:style>
    <style:style style:name="P3" style:family="paragraph" style:parent-style-name="Standard">
      <style:text-properties officeooo:rsid="0009eaa6" officeooo:paragraph-rsid="0009eaa6"/>
    </style:style>
    <style:style style:name="P4" style:family="paragraph" style:parent-style-name="Standard">
      <style:text-properties officeooo:rsid="0009eaa6" officeooo:paragraph-rsid="0010bab9"/>
    </style:style>
    <style:style style:name="P5" style:family="paragraph" style:parent-style-name="Standard">
      <style:text-properties officeooo:rsid="0009eaa6" officeooo:paragraph-rsid="001575b6"/>
    </style:style>
    <style:style style:name="P6" style:family="paragraph" style:parent-style-name="Standard">
      <style:text-properties officeooo:rsid="0009eaa6" officeooo:paragraph-rsid="00116750"/>
    </style:style>
    <style:style style:name="P7" style:family="paragraph" style:parent-style-name="Standard">
      <style:text-properties officeooo:rsid="0009eaa6" officeooo:paragraph-rsid="0017371b"/>
    </style:style>
    <style:style style:name="P8" style:family="paragraph" style:parent-style-name="Standard">
      <style:text-properties fo:font-style="italic" officeooo:rsid="0011f90b" officeooo:paragraph-rsid="00168e7a" style:font-style-asian="italic" style:font-style-complex="italic"/>
    </style:style>
    <style:style style:name="P9" style:family="paragraph" style:parent-style-name="Standard">
      <style:text-properties officeooo:rsid="000b0eda" officeooo:paragraph-rsid="000d018a"/>
    </style:style>
    <style:style style:name="P10" style:family="paragraph" style:parent-style-name="Standard">
      <style:text-properties officeooo:rsid="000b0eda" officeooo:paragraph-rsid="000ed94c"/>
    </style:style>
    <style:style style:name="P11" style:family="paragraph" style:parent-style-name="Standard">
      <style:text-properties officeooo:rsid="000d018a" officeooo:paragraph-rsid="001575b6"/>
    </style:style>
    <style:style style:name="P12" style:family="paragraph" style:parent-style-name="Standard">
      <style:text-properties officeooo:rsid="000ed94c" officeooo:paragraph-rsid="000ed94c"/>
    </style:style>
    <style:style style:name="P13" style:family="paragraph" style:parent-style-name="Standard">
      <style:text-properties officeooo:rsid="0010bab9" officeooo:paragraph-rsid="0010bab9"/>
    </style:style>
    <style:style style:name="P14" style:family="paragraph" style:parent-style-name="Standard">
      <style:text-properties officeooo:rsid="00116750" officeooo:paragraph-rsid="00116750"/>
    </style:style>
    <style:style style:name="P15" style:family="paragraph" style:parent-style-name="Standard">
      <style:text-properties officeooo:rsid="00116750" officeooo:paragraph-rsid="001575b6"/>
    </style:style>
    <style:style style:name="P16" style:family="paragraph" style:parent-style-name="Standard">
      <style:text-properties officeooo:rsid="00116750" officeooo:paragraph-rsid="0017371b"/>
    </style:style>
    <style:style style:name="P17" style:family="paragraph" style:parent-style-name="Standard">
      <style:text-properties officeooo:paragraph-rsid="00116750"/>
    </style:style>
    <style:style style:name="P18" style:family="paragraph" style:parent-style-name="Standard">
      <style:text-properties officeooo:rsid="001415e4" officeooo:paragraph-rsid="001575b6"/>
    </style:style>
    <style:style style:name="P19" style:family="paragraph" style:parent-style-name="Standard">
      <style:text-properties officeooo:rsid="0017371b" officeooo:paragraph-rsid="0017371b"/>
    </style:style>
    <style:style style:name="P20" style:family="paragraph" style:parent-style-name="Standard">
      <style:text-properties officeooo:rsid="0017371b" officeooo:paragraph-rsid="0017bdd9"/>
    </style:style>
    <style:style style:name="P21" style:family="paragraph" style:parent-style-name="Standard">
      <style:text-properties officeooo:rsid="0017bdd9" officeooo:paragraph-rsid="0017bdd9"/>
    </style:style>
    <style:style style:name="P22" style:family="paragraph" style:parent-style-name="Standard">
      <style:text-properties officeooo:rsid="0017bdd9" officeooo:paragraph-rsid="00116750"/>
    </style:style>
    <style:style style:name="P23" style:family="paragraph" style:parent-style-name="Standard">
      <style:text-properties officeooo:rsid="0019a95c" officeooo:paragraph-rsid="0019a95c"/>
    </style:style>
    <style:style style:name="P24" style:family="paragraph" style:parent-style-name="Standard">
      <style:text-properties officeooo:rsid="001aae4c" officeooo:paragraph-rsid="001aae4c"/>
    </style:style>
    <style:style style:name="P25" style:family="paragraph" style:parent-style-name="Standard">
      <style:text-properties officeooo:rsid="001b11ea" officeooo:paragraph-rsid="001b11ea"/>
    </style:style>
    <style:style style:name="P26" style:family="paragraph" style:parent-style-name="Standard">
      <style:paragraph-properties fo:break-before="page"/>
      <style:text-properties officeooo:rsid="000ed94c" officeooo:paragraph-rsid="000ed94c"/>
    </style:style>
    <style:style style:name="P27" style:family="paragraph" style:parent-style-name="Standard">
      <style:text-properties officeooo:rsid="001415e4" officeooo:paragraph-rsid="0019a95c"/>
    </style:style>
    <style:style style:name="P28" style:family="paragraph" style:parent-style-name="Standard">
      <style:text-properties officeooo:rsid="001415e4" officeooo:paragraph-rsid="001575b6"/>
    </style:style>
    <style:style style:name="T1" style:family="text">
      <style:text-properties officeooo:rsid="0009eaa6"/>
    </style:style>
    <style:style style:name="T2" style:family="text">
      <style:text-properties officeooo:rsid="000b0eda"/>
    </style:style>
    <style:style style:name="T3" style:family="text">
      <style:text-properties officeooo:rsid="000d018a"/>
    </style:style>
    <style:style style:name="T4" style:family="text">
      <style:text-properties officeooo:rsid="000de16a"/>
    </style:style>
    <style:style style:name="T5" style:family="text">
      <style:text-properties officeooo:rsid="000ed94c"/>
    </style:style>
    <style:style style:name="T6" style:family="text">
      <style:text-properties officeooo:rsid="0010bab9"/>
    </style:style>
    <style:style style:name="T7" style:family="text">
      <style:text-properties officeooo:rsid="00116750"/>
    </style:style>
    <style:style style:name="T8" style:family="text">
      <style:text-properties officeooo:rsid="00135ff1"/>
    </style:style>
    <style:style style:name="T9" style:family="text">
      <style:text-properties officeooo:rsid="001575b6"/>
    </style:style>
    <style:style style:name="T10" style:family="text">
      <style:text-properties officeooo:rsid="00168e7a"/>
    </style:style>
    <style:style style:name="T11" style:family="text">
      <style:text-properties officeooo:rsid="0017371b"/>
    </style:style>
    <style:style style:name="T12" style:family="text">
      <style:text-properties officeooo:rsid="0017bdd9"/>
    </style:style>
    <style:style style:name="T13" style:family="text">
      <style:text-properties officeooo:rsid="0019a95c"/>
    </style:style>
    <style:style style:name="T14" style:family="text">
      <style:text-properties officeooo:rsid="001b11ea"/>
    </style:style>
    <style:style style:name="T15" style:family="text">
      <style:text-properties officeooo:rsid="001cf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ers<text:span text:style-name="T15">a</text:span>rial <text:span text:style-name="T11">Paths</text:span></text:p>
      <text:p text:style-name="P2">by <text:span text:style-name="T5">Sven Nilsen</text:span>, <text:span text:style-name="T1">2018</text:span></text:p>
      <text:p text:style-name="P1"/>
      <text:p text:style-name="P8"><text:span text:style-name="T13">Based on ideas from a discussion with Adam Nemecek, in this paper I </text:span>formalize what it means to make a choice <text:span text:style-name="T10">`A ~ 0`</text:span> in path semantics, without being able to remember<text:span text:style-name="T8"> </text:span>how one ended up in <text:span text:style-name="T9">`A ~ 1`. The notation is designed to easily work with higher order dependencies between choices.</text:span></text:p>
      <text:p text:style-name="P7"/>
      <text:p text:style-name="P19">A choice is a type `A` with an associated function `A::f : <text:span text:style-name="T12">A → B</text:span>`.</text:p>
      <text:p text:style-name="P19"/>
      <text:p text:style-name="P19"><text:span text:style-name="T1">An adversarial path is a higher order equivalence path </text:span>such that<text:span text:style-name="T1">:</text:span></text:p>
      <text:p text:style-name="P3"/>
      <text:p text:style-name="P3"><text:tab/><text:span text:style-name="T2">A ~ 0 : T → A ~ 1</text:span></text:p>
      <text:p text:style-name="P19"/>
      <text:p text:style-name="P16"><text:tab/><text:span text:style-name="T9">A ~ 1 := \(g : B → bool) = g ⊆ ∪ x : T { (A::f ~ 1)’(x) }</text:span></text:p>
      <text:p text:style-name="P3"/>
      <text:p text:style-name="P24">Where `A ~ 0` consumes `A` as a resource, and `A ~ 1` produces a new resource.</text:p>
      <text:p text:style-name="P3"/>
      <text:p text:style-name="P21">The rest of this paper explains the notation above.</text:p>
      <text:p text:style-name="P3"/>
      <text:p text:style-name="P9"><text:span text:style-name="T12">I will derive it from the notation used in the paper “Equivalence Paths”: </text:span>A<text:span text:style-name="T7">n</text:span> equivalence path is a function `~f` created from some function `f`. The `~` <text:span text:style-name="T14">unary </text:span>operator is called the “universal equivalence path”. <text:span text:style-name="T3">One can think of `~f` as crossing out all input-output pairs that intersect, such that for all outputs, there exist a unique input. To access all equivalence paths of a function, the transformation is controlled by manipulating the input domain constraint `~f{∀f}`. A higher order trivial path means that `∀f’` depends on some quantified variable. This means that:</text:span></text:p>
      <text:p text:style-name="P9"/>
      <text:p text:style-name="P10"><text:tab/><text:span text:style-name="T4">∀f : A → bool</text:span></text:p>
      <text:p text:style-name="P10"/>
      <text:p text:style-name="P10"><text:tab/><text:span text:style-name="T5">f : A → B</text:span></text:p>
      <text:p text:style-name="P10"/>
      <text:p text:style-name="P12">Is replaced by:</text:p>
      <text:p text:style-name="P12"/>
      <text:p text:style-name="P12"><text:tab/><text:span text:style-name="T4">∀f’ : </text:span>T → <text:span text:style-name="T4">A → bool</text:span></text:p>
      <text:p text:style-name="P12"/>
      <text:p text:style-name="P12">Since the trivial path `f ~ 0` of the equivalence path `~f<text:span text:style-name="T4">{∀f}</text:span>` is defined by:</text:p>
      <text:p text:style-name="P12"/>
      <text:p text:style-name="P10"><text:tab/><text:span text:style-name="T4">f ~ 0 &lt;=&gt; ∀~f{∀f}</text:span></text:p>
      <text:p text:style-name="P9"/>
      <text:p text:style-name="P12">It follows that the higher order trivial path `(f ~ 0)’` of the higher order equivalence path `<text:span text:style-name="T4">~f{∀f’}</text:span>`:</text:p>
      <text:p text:style-name="P12"/>
      <text:p text:style-name="P12"><text:tab/>(<text:span text:style-name="T4">f ~ 0</text:span>)’<text:span text:style-name="T4"> &lt;=&gt; ∀~f{∀f’}</text:span></text:p>
      <text:p text:style-name="P9"/>
      <text:p text:style-name="P10"><text:tab/><text:span text:style-name="T5">(f ~ 0)’ : T → A → bool</text:span></text:p>
      <text:p text:style-name="P9"/>
      <text:p text:style-name="P12"/>
      <text:p text:style-name="P26">Since the existentia<text:span text:style-name="T6">l of `f` constrained to `f ~ 0` is determines `f ~ 1`:</text:span></text:p>
      <text:p text:style-name="P12"/>
      <text:p text:style-name="P12"><text:tab/>∃<text:span text:style-name="T6">f{f ~ 0} &lt;=&gt; f ~ 1</text:span></text:p>
      <text:p text:style-name="P12"/>
      <text:p text:style-name="P13">It follows that the higher order existential path of `f` constrained to `(f ~ 0)’` determines `(f ~ 1)’`:</text:p>
      <text:p text:style-name="P13"/>
      <text:p text:style-name="P13"><text:tab/><text:span text:style-name="T5">∃</text:span>f{(f ~ 0)’} &lt;=&gt; (f ~ 1)’</text:p>
      <text:p text:style-name="P13"/>
      <text:p text:style-name="P13">In Adverserial Path Semantics, one exploits the following properties:</text:p>
      <text:p text:style-name="P13"/>
      <text:p text:style-name="P13"><text:tab/><text:span text:style-name="T5">∃</text:span>f{(f ~ 0)’} &lt;=&gt; (f ~ 1)’</text:p>
      <text:p text:style-name="P13"/>
      <text:p text:style-name="P13"><text:tab/>(f ~ 0)’ : T → A → bool</text:p>
      <text:p text:style-name="P13"><text:tab/>(f ~ 1)’ : T → B → bool</text:p>
      <text:p text:style-name="P13"><text:tab/>f : A → B</text:p>
      <text:p text:style-name="P13"/>
      <text:p text:style-name="P13">Instead of defining an `f` for every `A`, it is associated with `A`, such that:</text:p>
      <text:p text:style-name="P4"/>
      <text:p text:style-name="P4"><text:tab/><text:span text:style-name="T5">∃A::f{(A::f ~ 0)’} &lt;=&gt; (A::f ~ 1)’</text:span></text:p>
      <text:p text:style-name="P4"/>
      <text:p text:style-name="P4"><text:tab/><text:span text:style-name="T6">(A::f ~ 0)’ : T → A → bool</text:span></text:p>
      <text:p text:style-name="P4"><text:tab/><text:span text:style-name="T5">(A::f ~ 1)’ : T → B → bool</text:span></text:p>
      <text:p text:style-name="P4"><text:tab/><text:span text:style-name="T6">A::f : A → B</text:span></text:p>
      <text:p text:style-name="P4"/>
      <text:p text:style-name="P14">A type `A` with an associated function `A::f` is called a “choice”.</text:p>
      <text:p text:style-name="P17"/>
      <text:p text:style-name="P14">An advers<text:span text:style-name="T15">a</text:span>rial choice `A` has the following <text:span text:style-name="T14">abstract judgemental </text:span>properties:</text:p>
      <text:p text:style-name="P22"/>
      <text:p text:style-name="P21"><text:tab/><text:span text:style-name="T1">∀ x { (A::f ~ 0)’(x) : unknown }</text:span></text:p>
      <text:p text:style-name="P20"><text:tab/>∀ x { <text:span text:style-name="T5">(A::f ~ 1)’(x) : </text:span>known }</text:p>
      <text:p text:style-name="P15"/>
      <text:p text:style-name="P25">This is meant as `A ~ 0` consumes `A` as a resource.</text:p>
      <text:p text:style-name="P15"/>
      <text:p text:style-name="P27">The higher order existential path `(∃A::f{(A::f ~ 0)’})(x) &lt;=&gt; (A::f ~ 1)’(x)` has a sub-type `A ~ 1`:</text:p>
      <text:p text:style-name="P15"/>
      <text:p text:style-name="P15"><text:tab/><text:span text:style-name="T9">A ~ 1 := \(g : B → bool) = g ⊆ ∪ x : T { (A::f ~ 1)’(x) }</text:span></text:p>
      <text:p text:style-name="P15"/>
      <text:p text:style-name="P18"><text:tab/>A ~ 1 : (B → bool) → bool</text:p>
      <text:p text:style-name="P6"/>
      <text:p text:style-name="P18">Because `<text:span text:style-name="T6">(A::f ~ 0)’</text:span>` is unknown <text:span text:style-name="T13">for all inputs</text:span>, <text:span text:style-name="T9">t</text:span>his frees up the syntax `A ~ 0` to mean something else:</text:p>
      <text:p text:style-name="P5"/>
      <text:p text:style-name="P5"><text:tab/><text:span text:style-name="T2">A ~ 0 : T → A ~ 1</text:span></text:p>
      <text:p text:style-name="P11"/>
      <text:p text:style-name="P23"><text:span text:style-name="T14">Since `A` is consumed by `A ~ 0`, one can interpret it as consuming `A` and producing `A ~ 1`. </text:span>This notation is designed to easily work with higher order dependencies between choices.</text:p>
      <text:p text:style-name="P11"/>
      <text:p text:style-name="P18">`A ~ 0` is interpreted as making the choice itself, <text:span text:style-name="T14">then </text:span>feeding in some `x : T` to obtain `A ~ 1`. <text:span text:style-name="T9">Notice that this can be thought of as “going through `A ~ 0` into `A ~ 1`”. One can also think of `A ~ 0` as committing to making a choice, even through the concrete choice is delayed until the next st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6:02:53.017517000</meta:creation-date>
    <dc:date>2018-11-08T09:11:33.113067000</dc:date>
    <meta:editing-duration>PT6M4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665" meta:character-count="3150" meta:non-whitespace-character-count="2507"/>
  </office:meta>
</office:document-meta>
</file>